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5800000295C490130754FABD07.png" manifest:media-type="image/png"/>
  <manifest:file-entry manifest:full-path="Pictures/100000010000049B00000191BBFBC86890F3F23B.png" manifest:media-type="image/png"/>
  <manifest:file-entry manifest:full-path="Pictures/10000001000002E1000000FD7D121E3F8FBDEFB4.png" manifest:media-type="image/png"/>
  <manifest:file-entry manifest:full-path="Pictures/100000010000049B000001913E69D6FF3C66300B.png" manifest:media-type="image/png"/>
  <manifest:file-entry manifest:full-path="Pictures/100000000000028900000132AFE3D60DF7F6BACF.png" manifest:media-type="image/png"/>
  <manifest:file-entry manifest:full-path="Pictures/100000010000030900000133353C2986544BEC45.png" manifest:media-type="image/png"/>
  <manifest:file-entry manifest:full-path="Pictures/100000010000049B0000019173CE5158CF2CC05D.png" manifest:media-type="image/png"/>
  <manifest:file-entry manifest:full-path="Pictures/10000001000003090000013329F55C5B86D8D18B.png" manifest:media-type="image/png"/>
  <manifest:file-entry manifest:full-path="Pictures/100000010000030900000133E64AADF15D99792D.png" manifest:media-type="image/png"/>
  <manifest:file-entry manifest:full-path="Pictures/10000001000003090000013304CEAF0C8208FFEB.png" manifest:media-type="image/png"/>
  <manifest:file-entry manifest:full-path="Pictures/10000001000002E1000000FD7ACF2E13803152A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c9c4" officeooo:paragraph-rsid="0015c9c4"/>
    </style:style>
    <style:style style:name="P2" style:family="paragraph" style:parent-style-name="Standard">
      <style:text-properties officeooo:rsid="001b5050" officeooo:paragraph-rsid="001b5050"/>
    </style:style>
    <style:style style:name="T1" style:family="text">
      <style:text-properties officeooo:rsid="000f6079"/>
    </style:style>
    <style:style style:name="T2" style:family="text">
      <style:text-properties officeooo:rsid="00111dde"/>
    </style:style>
    <style:style style:name="T3" style:family="text">
      <style:text-properties officeooo:rsid="0015c9c4"/>
    </style:style>
    <style:style style:name="T4" style:family="text">
      <style:text-properties officeooo:rsid="001d35e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-0.026cm" svg:y="0.393cm" svg:width="17cm" svg:height="5.835cm" draw:z-index="1"><draw:image xlink:href="Pictures/10000001000002E1000000FD7ACF2E13803152AC.png" xlink:type="simple" xlink:show="embed" xlink:actuate="onLoad" draw:mime-type="image/png"/></draw:frame></text:p>
      <text:p text:style-name="Standard"><draw:frame draw:style-name="fr2" draw:name="Image3" text:anchor-type="char" svg:x="-0.071cm" svg:y="0.018cm" svg:width="17cm" svg:height="6.717cm" draw:z-index="2"><draw:image xlink:href="Pictures/10000001000003090000013304CEAF0C8208FFE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4" text:anchor-type="char" svg:width="17cm" svg:height="6.717cm" draw:z-index="3"><draw:image xlink:href="Pictures/100000010000030900000133E64AADF15D99792D.png" xlink:type="simple" xlink:show="embed" xlink:actuate="onLoad" draw:mime-type="image/png"/></draw:frame></text:p>
      <text:p text:style-name="Standard"/>
      <text:p text:style-name="Standard"><draw:frame draw:style-name="fr1" draw:name="Image5" text:anchor-type="char" svg:width="17cm" svg:height="6.717cm" draw:z-index="4"><draw:image xlink:href="Pictures/10000001000003090000013329F55C5B86D8D18B.png" xlink:type="simple" xlink:show="embed" xlink:actuate="onLoad" draw:mime-type="image/png"/></draw:frame></text:p>
      <text:p text:style-name="Standard"><draw:frame draw:style-name="fr1" draw:name="Image6" text:anchor-type="char" svg:width="17cm" svg:height="6.717cm" draw:z-index="5"><draw:image xlink:href="Pictures/100000010000030900000133353C2986544BEC4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x="0.21cm" svg:y="0.358cm" svg:width="17cm" svg:height="5.835cm" draw:z-index="0"><draw:image xlink:href="Pictures/10000001000002E1000000FD7D121E3F8FBDEFB4.png" xlink:type="simple" xlink:show="embed" xlink:actuate="onLoad" draw:mime-type="image/png"/></draw:frame><text:soft-page-break/></text:p>
      <text:p text:style-name="Standard"><draw:frame draw:style-name="fr1" draw:name="Image7" text:anchor-type="char" svg:width="17cm" svg:height="8.015cm" draw:z-index="6"><draw:image xlink:href="Pictures/100000000000028900000132AFE3D60DF7F6BACF.png" xlink:type="simple" xlink:show="embed" xlink:actuate="onLoad" draw:mime-type="image/png"/></draw:frame><text:s text:c="8"/></text:p>
      <text:p text:style-name="Standard"><draw:frame draw:style-name="fr2" draw:name="Image8" text:anchor-type="char" svg:x="-0.15cm" svg:y="0.104cm" svg:width="17cm" svg:height="5.782cm" draw:z-index="7"><draw:image xlink:href="Pictures/100000010000049B0000019173CE5158CF2CC05D.png" xlink:type="simple" xlink:show="embed" xlink:actuate="onLoad" draw:mime-type="image/png"/></draw:frame><draw:frame draw:style-name="fr2" draw:name="Image9" text:anchor-type="char" svg:x="-0.164cm" svg:y="6.262cm" svg:width="17cm" svg:height="5.782cm" draw:z-index="8"><draw:image xlink:href="Pictures/100000010000049B00000191BBFBC86890F3F23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10" text:anchor-type="char" svg:width="17cm" svg:height="5.782cm" draw:z-index="9"><draw:image xlink:href="Pictures/100000010000049B000001913E69D6FF3C66300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draw:frame draw:style-name="fr1" draw:name="Image11" text:anchor-type="char" svg:width="17cm" svg:height="10.105cm" draw:z-index="10"><draw:image xlink:href="Pictures/100000010000045800000295C490130754FABD07.png" xlink:type="simple" xlink:show="embed" xlink:actuate="onLoad" draw:mime-type="image/png"/></draw:frame>‘;./c’cpc.c,c/.ccc<text:span text:style-name="T4">m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7T10:16:10.971000646</meta:creation-date>
    <dc:date>2025-05-18T21:47:25.292848830</dc:date>
    <meta:editing-duration>P1DT5H9M4S</meta:editing-duration>
    <meta:editing-cycles>1</meta:editing-cycles>
    <meta:document-statistic meta:table-count="0" meta:image-count="11" meta:object-count="0" meta:page-count="4" meta:paragraph-count="2" meta:word-count="1" meta:character-count="27" meta:non-whitespace-character-count="19"/>
    <meta:generator>LibreOffice/7.3.7.2$Linux_X86_64 LibreOffice_project/30$Build-2</meta:generator>
  </office:meta>
</office:document-meta>
</file>